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c7d" officeooo:paragraph-rsid="00079c7d"/>
    </style:style>
    <style:style style:name="P2" style:family="paragraph" style:parent-style-name="Standard">
      <style:text-properties officeooo:rsid="0008014e" officeooo:paragraph-rsid="0008014e"/>
    </style:style>
    <style:style style:name="P3" style:family="paragraph" style:parent-style-name="Standard">
      <style:text-properties officeooo:rsid="00092be0" officeooo:paragraph-rsid="00092be0"/>
    </style:style>
    <style:style style:name="P4" style:family="paragraph" style:parent-style-name="Standard">
      <style:text-properties officeooo:rsid="000b125c" officeooo:paragraph-rsid="000b125c"/>
    </style:style>
    <style:style style:name="P5" style:family="paragraph" style:parent-style-name="Standard">
      <style:text-properties officeooo:rsid="000dbcee"/>
    </style:style>
    <style:style style:name="P6" style:family="paragraph" style:parent-style-name="Standard">
      <style:text-properties officeooo:rsid="000dbcee" officeooo:paragraph-rsid="000dbcee"/>
    </style:style>
    <style:style style:name="P7" style:family="paragraph" style:parent-style-name="Standard">
      <style:text-properties fo:background-color="#ffff00"/>
    </style:style>
    <style:style style:name="T1" style:family="text">
      <style:text-properties officeooo:rsid="000b125c"/>
    </style:style>
    <style:style style:name="T2" style:family="text">
      <style:text-properties officeooo:rsid="000cb97d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= http + express</text:p>
      <text:p text:style-name="P1">wiederholung nconf siehe Stefan → verlinken</text:p>
      <text:p text:style-name="P1"/>
      <text:p text:style-name="P2">error handler: wenn User Fehler bekommt, ruft entwickler, entwickler braucht Anhaltspunkt zur Fehlerbehandlung (TimeStamp und err)</text:p>
      <text:p text:style-name="P2"/>
      <text:p text:style-name="P3">Client in ngx ordner</text:p>
      <text:p text:style-name="P3">wenn gebaut wurde, werden Dateien in dist ordner gespeichert</text:p>
      <text:p text:style-name="P3"/>
      <text:p text:style-name="P3">index.html: <text:span text:style-name="T1">enthält die Angular bundles, welche die Angular App darstellen</text:span></text:p>
      <text:p text:style-name="P4">kopieren wir in den Server um die selbe <text:span text:style-name="T2">Angular App</text:span> als im Client zu haben.</text:p>
      <text:p text:style-name="P3"/>
      <text:p text:style-name="P6">In der index.html sind die bundles als Pfad angegeben. Um sie der App zuführen zu können müssen die Bundle-Dateien im nachhinein eingefügt werden.</text:p>
      <text:p text:style-name="P6"/>
      <text:p text:style-name="P6">Variante 1: Dem Server die Files direkt zukommen lassen:</text:p>
      <text:p text:style-name="P7">const ngxPath = path.join(__dirname, '../../ngxClient/dist')</text:p>
      <text:p text:style-name="P7">this._express.use(express.static(ngxPath))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26:33.706944977</meta:creation-date>
    <dc:date>2018-03-08T09:37:28.883694817</dc:date>
    <meta:editing-duration>PT40M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03" meta:character-count="729" meta:non-whitespace-character-count="637"/>
  </office:meta>
</office:document-meta>
</file>